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87d1d1" draw:fill-color="#87d1d1" draw:textarea-horizontal-align="justify" draw:textarea-vertical-align="middle" draw:auto-grow-height="false" fo:min-height="1.75cm" fo:min-width="0cm"/>
    </style:style>
    <style:style style:name="gr3" style:family="graphic" style:parent-style-name="textbodyjustfied">
      <style:graphic-properties fo:min-height="0.606cm"/>
    </style:style>
    <style:style style:name="gr4" style:family="graphic" style:parent-style-name="textbodyjustfied">
      <style:graphic-properties fo:min-height="0.556cm"/>
    </style:style>
    <style:style style:name="gr5" style:family="graphic" style:parent-style-name="standard">
      <style:graphic-properties svg:stroke-color="#9d85be" draw:fill-color="#9d85be" draw:textarea-horizontal-align="justify" draw:textarea-vertical-align="middle" draw:auto-grow-height="false" fo:min-height="0.8cm" fo:min-width="3.5cm"/>
    </style:style>
    <style:style style:name="gr6" style:family="graphic" style:parent-style-name="standard">
      <style:graphic-properties svg:stroke-color="#729fcf" draw:fill-color="#729fcf" draw:textarea-horizontal-align="justify" draw:textarea-vertical-align="middle" draw:auto-grow-height="false" fo:min-height="1.482cm" fo:min-width="0.62cm"/>
    </style:style>
    <style:style style:name="gr7" style:family="graphic" style:parent-style-name="textbodyjustfied">
      <style:graphic-properties fo:min-height="0.812cm"/>
    </style:style>
    <style:style style:name="gr8" style:family="graphic" style:parent-style-name="standard">
      <style:graphic-properties svg:stroke-color="#9d85be" draw:fill-color="#9d85be" draw:textarea-horizontal-align="justify" draw:textarea-vertical-align="middle" draw:auto-grow-height="false" fo:min-height="0.012cm" fo:min-width="0cm"/>
    </style:style>
    <style:style style:name="gr9" style:family="graphic" style:parent-style-name="textbodyjustfied">
      <style:graphic-properties fo:min-height="0.674cm"/>
    </style:style>
    <style:style style:name="gr10" style:family="graphic" style:parent-style-name="textbodyjustfied">
      <style:graphic-properties fo:min-height="1.111cm"/>
    </style:style>
    <style:style style:name="gr11" style:family="graphic" style:parent-style-name="standard">
      <style:graphic-properties svg:stroke-color="#729fcf" draw:fill-color="#729fcf" draw:textarea-horizontal-align="justify" draw:textarea-vertical-align="middle" draw:auto-grow-height="false" fo:min-height="1.8cm" fo:min-width="0cm"/>
    </style:style>
    <style:style style:name="gr12" style:family="graphic" style:parent-style-name="standard">
      <style:graphic-properties svg:stroke-color="#9d85be" draw:fill-color="#9d85be" draw:textarea-horizontal-align="justify" draw:textarea-vertical-align="middle" draw:auto-grow-height="false" fo:min-height="0.8cm" fo:min-width="0.2cm"/>
    </style:style>
    <style:style style:name="gr13" style:family="graphic" style:parent-style-name="standard">
      <style:graphic-properties svg:stroke-color="#c2e0ae" draw:fill-color="#c2e0ae" draw:textarea-horizontal-align="justify" draw:textarea-vertical-align="middle" draw:auto-grow-height="false" fo:min-height="1.8cm" fo:min-width="1.5cm"/>
    </style:style>
    <style:style style:name="gr14" style:family="graphic" style:parent-style-name="textbodyjustfied">
      <style:graphic-properties fo:min-height="0.9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7d1d1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9d85be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-color="#c2e0a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cm" svg:y1="4.812cm" svg:x2="4.9cm" svg:y2="4.812cm">
          <text:p/>
        </draw:line>
        <draw:line draw:style-name="gr1" draw:text-style-name="P1" draw:layer="layout" svg:x1="7.6cm" svg:y1="4.812cm" svg:x2="9.627cm" svg:y2="4.812cm">
          <text:p/>
        </draw:line>
        <draw:line draw:style-name="gr1" draw:text-style-name="P1" draw:layer="layout" svg:x1="10.027cm" svg:y1="4.782cm" svg:x2="12.627cm" svg:y2="4.782cm">
          <text:p/>
        </draw:line>
        <draw:custom-shape draw:style-name="gr2" draw:text-style-name="P2" xml:id="id1" draw:id="id1" draw:layer="layout" svg:width="0.41cm" svg:height="2cm" svg:x="12.59cm" svg:y="3.72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0.806cm" svg:x="11.9cm" svg:y="3.12cm">
          <draw:text-box>
            <text:p><text:span text:style-name="T1">1x256</text:span></text:p>
          </draw:text-box>
        </draw:frame>
        <draw:frame draw:style-name="gr4" draw:text-style-name="P5" draw:layer="layout" svg:width="1.3cm" svg:height="0.756cm" svg:x="12.2cm" svg:y="5.67cm">
          <draw:text-box>
            <text:p text:style-name="P4"><text:span text:style-name="T2">FC</text:span></text:p>
          </draw:text-box>
        </draw:frame>
        <draw:custom-shape draw:style-name="gr5" draw:text-style-name="P6" xml:id="id2" draw:id="id2" draw:layer="layout" svg:width="4cm" svg:height="1cm" draw:transform="rotate (1.5707963267949) translate (14.3cm 6.526cm)">
          <text:p text:style-name="P4">LSTM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7" draw:layer="layout" svg:width="2cm" svg:height="3cm" draw:transform="rotate (1.5707963267949) translate (4.9cm 5.81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7" draw:text-style-name="P8" draw:layer="layout" svg:width="2cm" svg:height="1.012cm" svg:x="4.9cm" svg:y="4.3cm">
            <draw:text-box>
              <text:p><text:span text:style-name="T3">CNN</text:span></text:p>
            </draw:text-box>
          </draw:frame>
        </draw:g>
        <draw:connector draw:style-name="gr1" draw:text-style-name="P1" draw:layer="layout" draw:type="curve" svg:x1="13cm" svg:y1="4.726cm" svg:x2="14.8cm" svg:y2="6.526cm" draw:start-shape="id1" draw:start-glue-point="1" draw:end-shape="id2" draw:end-glue-point="3" svg:d="M13000 4726c975 0 811 1151 1018 1789s782 762 782 11" svg:viewBox="0 0 1801 2317">
          <text:p/>
        </draw:connector>
        <draw:custom-shape draw:style-name="gr8" draw:text-style-name="P6" draw:layer="layout" svg:width="0.3cm" svg:height="0.3cm" svg:x="17.6cm" svg:y="4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3cm" svg:height="0.3cm" svg:x="18.201cm" svg:y="4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cm" svg:height="1cm" draw:transform="rotate (1.5707963267949) translate (16.3cm 6.526cm)">
          <text:p text:style-name="P4">LST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cm" svg:height="1cm" draw:transform="rotate (1.5707963267949) translate (21.3cm 6.526cm)">
          <text:p text:style-name="P4">LST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cm" svg:height="0.3cm" svg:x="18.802cm" svg:y="4.4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3cm" svg:height="0.756cm" svg:x="13.7cm" svg:y="0.926cm">
          <draw:text-box>
            <text:p text:style-name="P4"><text:span text:style-name="T2">&lt;start&gt;</text:span></text:p>
          </draw:text-box>
        </draw:frame>
        <draw:frame draw:style-name="gr4" draw:text-style-name="P5" draw:layer="layout" svg:width="2.3cm" svg:height="0.756cm" svg:x="20.7cm" svg:y="0.926cm">
          <draw:text-box>
            <text:p text:style-name="P4"><text:span text:style-name="T2">&lt;end&gt;</text:span></text:p>
          </draw:text-box>
        </draw:frame>
        <draw:custom-shape draw:style-name="gr5" draw:text-style-name="P6" draw:layer="layout" svg:width="4cm" svg:height="1cm" draw:transform="rotate (1.5707963267949) translate (19.3cm 6.526cm)">
          <text:p text:style-name="P4">LST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2.3cm" svg:height="0.874cm" svg:x="15.7cm" svg:y="0.926cm">
          <draw:text-box>
            <text:p text:style-name="P4"><text:span text:style-name="T2">word</text:span><text:span text:style-name="T4">1</text:span></text:p>
          </draw:text-box>
        </draw:frame>
        <draw:frame draw:style-name="gr9" draw:text-style-name="P5" draw:layer="layout" svg:width="2.3cm" svg:height="0.874cm" svg:x="18.7cm" svg:y="0.926cm">
          <draw:text-box>
            <text:p text:style-name="P4"><text:span text:style-name="T2">word</text:span><text:span text:style-name="T4">N</text:span></text:p>
          </draw:text-box>
        </draw:frame>
        <draw:line draw:style-name="gr1" draw:text-style-name="P1" draw:layer="layout" svg:x1="15.3cm" svg:y1="4.526cm" svg:x2="16.3cm" svg:y2="4.526cm">
          <text:p/>
        </draw:line>
        <draw:line draw:style-name="gr1" draw:text-style-name="P1" draw:layer="layout" svg:x1="20.3cm" svg:y1="4.526cm" svg:x2="21.3cm" svg:y2="4.526cm">
          <text:p/>
        </draw:line>
        <draw:frame draw:style-name="gr4" draw:text-style-name="P5" draw:layer="layout" svg:width="2.3cm" svg:height="0.756cm" svg:x="15.7cm" svg:y="9.026cm">
          <draw:text-box>
            <text:p text:style-name="P4"><text:span text:style-name="T2">&lt;start&gt;</text:span></text:p>
          </draw:text-box>
        </draw:frame>
        <draw:frame draw:style-name="gr9" draw:text-style-name="P5" draw:layer="layout" svg:width="2.3cm" svg:height="0.874cm" svg:x="18.8cm" svg:y="9.026cm">
          <draw:text-box>
            <text:p text:style-name="P4"><text:span text:style-name="T2">word</text:span><text:span text:style-name="T4">N-1</text:span></text:p>
          </draw:text-box>
        </draw:frame>
        <draw:frame draw:style-name="gr9" draw:text-style-name="P5" draw:layer="layout" svg:width="2.3cm" svg:height="0.874cm" svg:x="20.7cm" svg:y="9.026cm">
          <draw:text-box>
            <text:p text:style-name="P4"><text:span text:style-name="T2">word</text:span><text:span text:style-name="T4">N</text:span></text:p>
          </draw:text-box>
        </draw:frame>
        <draw:frame draw:style-name="gr10" draw:text-style-name="P5" draw:layer="layout" svg:width="3.2cm" svg:height="1.311cm" svg:x="13.5cm" svg:y="7.226cm">
          <draw:text-box>
            <text:p text:style-name="P4"><text:span text:style-name="T2">Word</text:span></text:p>
            <text:p text:style-name="P4"><text:span text:style-name="T2">Embedding</text:span></text:p>
          </draw:text-box>
        </draw:frame>
        <draw:g>
          <draw:custom-shape draw:style-name="gr11" draw:text-style-name="P7" draw:layer="layout" svg:width="0.41cm" svg:height="2cm" svg:x="9.627cm" svg:y="3.78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7cm" svg:height="0.756cm" svg:x="8.727cm" svg:y="3.126cm">
            <draw:text-box>
              <text:p><text:span text:style-name="T1">1x1024</text:span></text:p>
            </draw:text-box>
          </draw:frame>
        </draw:g>
        <draw:line draw:style-name="gr1" draw:text-style-name="P1" draw:layer="layout" svg:x1="14.8cm" svg:y1="2.526cm" svg:x2="14.8cm" svg:y2="1.526cm">
          <text:p/>
        </draw:line>
        <draw:line draw:style-name="gr1" draw:text-style-name="P1" draw:layer="layout" svg:x1="16.8cm" svg:y1="2.527cm" svg:x2="16.8cm" svg:y2="1.527cm">
          <text:p/>
        </draw:line>
        <draw:line draw:style-name="gr1" draw:text-style-name="P1" draw:layer="layout" svg:x1="19.8cm" svg:y1="2.528cm" svg:x2="19.8cm" svg:y2="1.528cm">
          <text:p/>
        </draw:line>
        <draw:line draw:style-name="gr1" draw:text-style-name="P1" draw:layer="layout" svg:x1="21.8cm" svg:y1="2.529cm" svg:x2="21.8cm" svg:y2="1.529cm">
          <text:p/>
        </draw:line>
        <draw:line draw:style-name="gr1" draw:text-style-name="P1" draw:layer="layout" svg:x1="16.8cm" svg:y1="9.227cm" svg:x2="16.8cm" svg:y2="8.227cm">
          <text:p/>
        </draw:line>
        <draw:custom-shape draw:style-name="gr12" draw:text-style-name="P6" draw:layer="layout" svg:width="0.7cm" svg:height="1cm" draw:transform="rotate (1.5707963267949) translate (16.3cm 8.2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6.8cm" svg:y1="7.527cm" svg:x2="16.8cm" svg:y2="6.527cm">
          <text:p/>
        </draw:line>
        <draw:line draw:style-name="gr1" draw:text-style-name="P1" draw:layer="layout" svg:x1="19.8cm" svg:y1="9.228cm" svg:x2="19.8cm" svg:y2="8.228cm">
          <text:p/>
        </draw:line>
        <draw:custom-shape draw:style-name="gr12" draw:text-style-name="P6" draw:layer="layout" svg:width="0.7cm" svg:height="1cm" draw:transform="rotate (1.5707963267949) translate (19.3cm 8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9.8cm" svg:y1="7.528cm" svg:x2="19.8cm" svg:y2="6.528cm">
          <text:p/>
        </draw:line>
        <draw:line draw:style-name="gr1" draw:text-style-name="P1" draw:layer="layout" svg:x1="21.8cm" svg:y1="9.229cm" svg:x2="21.8cm" svg:y2="8.229cm">
          <text:p/>
        </draw:line>
        <draw:custom-shape draw:style-name="gr12" draw:text-style-name="P6" draw:layer="layout" svg:width="0.7cm" svg:height="1cm" draw:transform="rotate (1.5707963267949) translate (21.3cm 8.2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1.8cm" svg:y1="7.529cm" svg:x2="21.8cm" svg:y2="6.529cm">
          <text:p/>
        </draw:line>
        <draw:custom-shape draw:style-name="gr13" draw:text-style-name="P9" draw:layer="layout" svg:width="2cm" svg:height="2cm" svg:x="1.2cm" svg:y="3.812cm">
          <text:p text:style-name="P4">Imag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cm" svg:height="0.756cm" svg:x="0.8cm" svg:y="3.162cm">
          <draw:text-box>
            <text:p><text:span text:style-name="T1">224x224x3</text:span></text:p>
          </draw:text-box>
        </draw:frame>
        <draw:frame draw:style-name="gr14" draw:text-style-name="P5" draw:layer="layout" svg:width="3.4cm" svg:height="1.149cm" svg:x="8.227cm" svg:y="5.882cm">
          <draw:text-box>
            <text:p text:style-name="P4"><text:span text:style-name="T2">Image Embedding</text:span></text:p>
          </draw:text-box>
        </draw:frame>
        <draw:frame draw:style-name="gr14" draw:text-style-name="P5" draw:layer="layout" svg:width="3.4cm" svg:height="1.149cm" svg:x="4.6cm" svg:y="6cm">
          <draw:text-box>
            <text:p text:style-name="P4"><text:span text:style-name="T2">Pre-trained GoogLe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10.9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21:07:40.407044000</meta:creation-date>
    <dc:date>2018-09-12T18:55:54.011962303</dc:date>
    <meta:editing-duration>P6DT23H57M42S</meta:editing-duration>
    <meta:editing-cycles>43</meta:editing-cycles>
    <meta:generator>LibreOffice/5.1.6.2$Linux_X86_64 LibreOffice_project/10m0$Build-2</meta:generator>
    <meta:document-statistic meta:object-count="47"/>
  </office:meta>
</office:document-meta>
</file>